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0.092cm"/>
    </style:style>
    <style:style style:name="co7" style:family="table-column">
      <style:table-column-properties fo:break-before="auto" style:column-width="9.206cm"/>
    </style:style>
    <style:style style:name="co8" style:family="table-column">
      <style:table-column-properties fo:break-before="auto" style:column-width="2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9" table:default-cell-style-name="ce1"/>
        <table:table-column table:style-name="co1" table:number-columns-repeated="1007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7" office:value-type="string">
            <text:p>Ben</text:p>
          </table:table-cell>
          <table:table-cell table:style-name="ce11" office:value-type="string">
            <text:p>Jean-Éric</text:p>
          </table:table-cell>
          <table:table-cell table:style-name="ce11" office:value-type="string">
            <text:p>Martin</text:p>
          </table:table-cell>
          <table:table-cell table:style-name="ce11" office:value-type="string">
            <text:p>Noémie</text:p>
          </table:table-cell>
          <table:table-cell table:style-name="ce11" office:value-type="string">
            <text:p>Aurélie</text:p>
          </table:table-cell>
          <table:table-cell table:style-name="ce11" office:value-type="string">
            <text:p>Antoine</text:p>
          </table:table-cell>
          <table:table-cell table:style-name="ce11" office:value-type="string">
            <text:p>Émilie</text:p>
          </table:table-cell>
          <table:table-cell table:style-name="ce11" office:value-type="string">
            <text:p>Flo</text:p>
          </table:table-cell>
          <table:table-cell table:style-name="ce15" office:value-type="string">
            <text:p>Chris</text:p>
          </table:table-cell>
          <table:table-cell table:number-columns-repeated="1007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  <text:p>Mutineries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ur quelle île les mutins du Bounty se sont-ils réfugiés,</text:p>
            <text:p>Où leurs descendants vivent toujours aujourd'hui?</text:p>
          </table:table-cell>
          <table:table-cell table:style-name="ce4" office:value-type="string">
            <text:p>Île Pitcairn</text:p>
          </table:table-cell>
          <table:table-cell/>
          <table:table-cell table:style-name="ce7"/>
          <table:table-cell table:style-name="ce11" table:number-columns-repeated="7"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ans l'Empire Romain, afin de punir les mutinuries les généraux pratiquait la décimation.</text:p>
            <text:p>Mais qu'est-ce que la décimation?</text:p>
          </table:table-cell>
          <table:table-cell table:style-name="ce4" office:value-type="string">
            <text:p>Tuer un soldat sur 10</text:p>
          </table:table-cell>
          <table:table-cell/>
          <table:table-cell table:style-name="ce8"/>
          <table:table-cell table:number-columns-repeated="5"/>
          <table:table-cell table:style-name="ce14"/>
          <table:table-cell office:value-type="float" office:value="0.5">
            <text:p>0,5</text:p>
          </table:table-cell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a révolte des cipayes est un soulèvement qui a lieu en Inde en 1857 contre la Compagnie anglaise des</text:p>
            <text:p>Indes orientales. Il est également appelé première guerre d'indépendance indienne ou rébellion indienne de 1857</text:p>
          </table:table-cell>
          <table:table-cell table:style-name="ce4" office:value-type="string">
            <text:p>Qui appelait-on les cipayes?</text:p>
            <text:p>Les indiens de l'armée coloniale anglaise</text:p>
          </table:table-cell>
          <table:table-cell/>
          <table:table-cell table:style-name="ce8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a couleur du pavillon symbole de mutinerie?</text:p>
          </table:table-cell>
          <table:table-cell table:style-name="ce4" office:value-type="string">
            <text:p>Rouge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Pourquoi Christian, chef des mutins du Bounty, portait-il un boulet autour du cou lorsqu'ils ont</text:p>
            <text:p>Pris l'initiative d'arrêter leur chef, le capitaine Bligh?</text:p>
          </table:table-cell>
          <table:table-cell table:style-name="ce4" office:value-type="string">
            <text:p>Pour pouvoir sauter et se noyer en cas d'échec</text:p>
          </table:table-cell>
          <table:table-cell/>
          <table:table-cell table:style-name="ce8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i vous étiez un photon, (imaginez avoir une montre), combien de temps </text:p>
            <text:p>mettriez-vous pour parcourir la distance Terre-Soleil?</text:p>
          </table:table-cell>
          <table:table-cell table:style-name="ce4" office:value-type="string">
            <text:p>0s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/0,5)</text:p>
          </table:table-cell>
          <table:table-cell table:style-name="ce5" office:value-type="string">
            <text:p>Quel est le nom vernaculaire de la "drosophile"?</text:p>
          </table:table-cell>
          <table:table-cell table:style-name="ce4" office:value-type="string">
            <text:p>Mouche (du vinaigre)</text:p>
          </table:table-cell>
          <table:table-cell/>
          <table:table-cell table:style-name="ce8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/>
          <table:table-cell office:value-type="float" office:value="0.5">
            <text:p>0,5</text:p>
          </table:table-cell>
          <table:table-cell table:style-name="ce16" office:value-type="float" office:value="0.5">
            <text:p>0,5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Qui est l'auteur du roman Don Quichotte?</text:p>
            <text:p>D'ailleurs, comment s'appelle le célèbre cheval de Don Quichotte?</text:p>
          </table:table-cell>
          <table:table-cell table:style-name="ce4" office:value-type="string">
            <text:p>Cervantes</text:p>
            <text:p>Rossinante</text:p>
          </table:table-cell>
          <table:table-cell/>
          <table:table-cell table:style-name="ce8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réalisé ce qui est aujourd'hui considéré comme le premier</text:p>
            <text:p>Caméo de l'Histoire du cinéma? Il l'a d'ailleurs fait dans 37 de ses films.</text:p>
          </table:table-cell>
          <table:table-cell table:style-name="ce4" office:value-type="string">
            <text:p>Hitchcock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 fait le spécificité d'une fresque? (spécificité ici technique)</text:p>
          </table:table-cell>
          <table:table-cell table:style-name="ce4" office:value-type="string">
            <text:p>Peinture sur un enduit avant qu'il ne sèche</text:p>
            <text:p>Afin de laisser pénétrer les pigments</text:p>
          </table:table-cell>
          <table:table-cell/>
          <table:table-cell table:style-name="ce8"/>
          <table:table-cell table:number-columns-repeated="5"/>
          <table:table-cell table:style-name="ce14" office:value-type="float" office:value="1">
            <text:p>1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n ces temps de 1ère guerre mondiale,</text:p>
            <text:p>Que s'est-il passé 6 décembre 1917, à 9h 4min et 35s, à Halifax?</text:p>
          </table:table-cell>
          <table:table-cell table:style-name="ce4" office:value-type="string">
            <text:p>Explosion du cargo français Mont-Blanc</text:p>
            <text:p>Contenant 2400 tonnes d'explosifs (2000 morts)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Qu'est-ce que le géographique maritime appelé "point Némo"? Où se situe-t-il?</text:p>
          </table:table-cell>
          <table:table-cell table:style-name="ce4" office:value-type="string">
            <text:p>Point terrestre le plus éloigné de toute terre.</text:p>
            <text:p>Pacifique Sud</text:p>
          </table:table-cell>
          <table:table-cell/>
          <table:table-cell table:style-name="ce8"/>
          <table:table-cell table:number-columns-repeated="5"/>
          <table:table-cell table:style-name="ce14" office:value-type="float" office:value="0.5">
            <text:p>0,5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cet amphibien, en danger critique d'extinction, connu et étudié pour sa capacité</text:p>
            <text:p>Exceptionnelle à se régénerer (oeil, cerveau, organe..) et sa noéténie (état larvaire permanent)?</text:p>
          </table:table-cell>
          <table:table-cell table:style-name="ce4" office:value-type="string">
            <text:p>L'axololt</text:p>
          </table:table-cell>
          <table:table-cell/>
          <table:table-cell table:style-name="ce8"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'un logiciel dit WYSIWYG?</text:p>
          </table:table-cell>
          <table:table-cell table:style-name="ce4" office:value-type="string">
            <text:p>What You See Is What You Get</text:p>
            <text:p>(exemple: Word, Paint,. Contre-exemple: Qt, Latex,..)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x</text:p>
          </table:table-cell>
          <table:table-cell table:style-name="ce5" office:value-type="string">
            <text:p>Quelles sont les 4 différentes couleurs de maillot récompensant</text:p>
            <text:p>Les coureurs du Tour de France?</text:p>
          </table:table-cell>
          <table:table-cell table:style-name="ce4" office:value-type="string">
            <text:p>Jaune (temps cumulé), vert (point sprint),</text:p>
            <text:p>Blanc à pois rouge (point montagne), blanc (jeune)</text:p>
          </table:table-cell>
          <table:table-cell/>
          <table:table-cell table:style-name="ce8" office:value-type="float" office:value="0.5">
            <text:p>0,5</text:p>
          </table:table-cell>
          <table:table-cell/>
          <table:table-cell table:number-columns-repeated="3" office:value-type="float" office:value="0.75">
            <text:p>0,75</text:p>
          </table:table-cell>
          <table:table-cell/>
          <table:table-cell table:style-name="ce14"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style-name="ce1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Citer la seule capitale des États-Unis qui porte le nom d'une grande ville française.</text:p>
            <text:p>Dans quel état se situe-t-il?</text:p>
          </table:table-cell>
          <table:table-cell table:style-name="ce4" office:value-type="string">
            <text:p>Montpelier (Vermont)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2</text:p>
          </table:table-cell>
          <table:table-cell table:style-name="ce5" office:value-type="string">
            <text:p>Soit deux camions de 10m de long chacun, ils roulent respectivement à 90 et 91 km/h.</text:p>
            <text:p>Combien de temps les automobilistes vont-ils restés coincés lors du dépassement?</text:p>
          </table:table-cell>
          <table:table-cell table:style-name="ce4" office:value-type="string">
            <text:p>72s (1min12s) [70-75 -&gt; 0,5p]</text:p>
          </table:table-cell>
          <table:table-cell/>
          <table:table-cell table:style-name="ce8"/>
          <table:table-cell/>
          <table:table-cell office:value-type="float" office:value="2">
            <text:p>2</text:p>
          </table:table-cell>
          <table:table-cell table:number-columns-repeated="3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popularisé le terme "bogossitude"?</text:p>
          </table:table-cell>
          <table:table-cell table:style-name="ce4" office:value-type="string">
            <text:p>Mickaël Vendetta</text:p>
          </table:table-cell>
          <table:table-cell/>
          <table:table-cell table:style-name="ce8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/>
          <table:table-cell office:value-type="float" office:value="1">
            <text:p>1</text:p>
          </table:table-cell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omment s'appelle le premier épisode de Pokémon,</text:p>
            <text:p>Diffusé pour la première fois en France en septembre 1997?</text:p>
          </table:table-cell>
          <table:table-cell table:style-name="ce4" office:value-type="string">
            <text:p>Le Départ</text:p>
          </table:table-cell>
          <table:table-cell/>
          <table:table-cell table:style-name="ce8"/>
          <table:table-cell table:number-columns-repeated="5"/>
          <table:table-cell table:style-name="ce14"/>
          <table:table-cell office:value-type="float" office:value="0.5">
            <text:p>0,5</text:p>
          </table:table-cell>
          <table:table-cell table:style-name="ce1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Bernard Henry Lévy possède le record du monde d'entartrage de célébrités.</text:p>
            <text:p>Depuis 1985, à combien d'occasions Bernard Henry Lévy s'est-t-il fait entartré?</text:p>
          </table:table-cell>
          <table:table-cell table:style-name="ce4" office:value-type="string">
            <text:p>10 (accepté si +-10%)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a particularité du fromage italien Casu Marzu, interdit à la vente en Europe?</text:p>
          </table:table-cell>
          <table:table-cell table:style-name="ce4" office:value-type="string">
            <text:p>Infesté de larves vivantes</text:p>
            <text:p>Signifie "fromage pourri" en sarde</text:p>
          </table:table-cell>
          <table:table-cell/>
          <table:table-cell table:style-name="ce8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4"/>
          <table:table-cell office:value-type="float" office:value="1">
            <text:p>1</text:p>
          </table:table-cell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e problème des gens atteints de prosopagnosie?</text:p>
            <text:p>Comme par exemple Thierry Lhermitte ou encore Brad Pitt</text:p>
          </table:table-cell>
          <table:table-cell table:style-name="ce4" office:value-type="string">
            <text:p>Impossibilité de mémoriser les visages,</text:p>
            <text:p>De les concevoir comme un tout cohérent</text:p>
          </table:table-cell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VRAI ou FAUX : David Bowie a les yeux vayrons</text:p>
          </table:table-cell>
          <table:table-cell table:style-name="ce4" office:value-type="string">
            <text:p>Faux – Bagarre. Sa pupille gauche</text:p>
            <text:p>Est toujours dilatée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5"/>
          <table:table-cell table:style-name="ce14"/>
          <table:table-cell/>
          <table:table-cell table:style-name="ce1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1</text:p>
            <text:p>(ppr)</text:p>
          </table:table-cell>
          <table:table-cell table:style-name="ce5" office:value-type="string">
            <text:p>Basés originellement sur les 9 muses, donner les 10 arts de la classification des Arts.</text:p>
          </table:table-cell>
          <table:table-cell table:style-name="ce6" office:value-type="string">
            <text:p><text:span text:style-name="T1">1 Archi 2 Sculp 3 Peint/Dessi 4 Musiq 5 Litté/Poési/Roman/Écrit</text:span></text:p>
            <text:p><text:span text:style-name="T1">6 Danse/Théât/Mime/Cirqu 7 Ciném/Série/Film</text:span></text:p>
            <text:p><text:span text:style-name="T1">8 Radio/Télév/Photo 9 BD/Manga 10 JeuVi</text:span></text:p>
          </table:table-cell>
          <table:table-cell/>
          <table:table-cell table:style-name="ce8" office:value-type="float" office:value="0.2">
            <text:p>0,2</text:p>
          </table:table-cell>
          <table:table-cell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/>
          <table:table-cell table:style-name="ce14" office:value-type="float" office:value="0.7">
            <text:p>0,7</text:p>
          </table:table-cell>
          <table:table-cell office:value-type="float" office:value="0.6">
            <text:p>0,6</text:p>
          </table:table-cell>
          <table:table-cell table:style-name="ce16" office:value-type="float" office:value="0.6">
            <text:p>0,6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Qu'est-ce que le code Konami? Quel est-il?</text:p>
          </table:table-cell>
          <table:table-cell table:style-name="ce4" office:value-type="string">
            <text:p>Haut-Haut-Bas-Bas-Gauche-Droite</text:p>
            <text:p>Gauche-Droite-B-A</text:p>
          </table:table-cell>
          <table:table-cell/>
          <table:table-cell table:style-name="ce8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4"/>
          <table:table-cell office:value-type="float" office:value="0.5">
            <text:p>0,5</text:p>
          </table:table-cell>
          <table:table-cell table:style-name="ce16"/>
          <table:table-cell table:number-columns-repeated="1007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reedence Clearwater Revival – Proud Mary</text:p>
          </table:table-cell>
          <table:table-cell table:style-name="ce4"/>
          <table:table-cell/>
          <table:table-cell table:style-name="ce8"/>
          <table:table-cell table:number-columns-repeated="5"/>
          <table:table-cell table:style-name="ce14"/>
          <table:table-cell/>
          <table:table-cell table:style-name="ce16" office:value-type="float" office:value="0.5">
            <text:p>0,5</text:p>
          </table:table-cell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Who – My Generation</text:p>
          </table:table-cell>
          <table:table-cell table:style-name="ce4"/>
          <table:table-cell/>
          <table:table-cell table:style-name="ce8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Joe Cocker - With a little help from my friends</text:p>
          </table:table-cell>
          <table:table-cell table:style-name="ce4"/>
          <table:table-cell/>
          <table:table-cell table:style-name="ce8" office:value-type="float" office:value="1">
            <text:p>1</text:p>
          </table:table-cell>
          <table:table-cell table:number-columns-repeated="5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Who - Pinball Wizard</text:p>
          </table:table-cell>
          <table:table-cell table:style-name="ce4"/>
          <table:table-cell/>
          <table:table-cell table:style-name="ce8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rosby, Stills, Nash &amp; Young – Black Bird</text:p>
          </table:table-cell>
          <table:table-cell table:style-name="ce4"/>
          <table:table-cell/>
          <table:table-cell table:style-name="ce8"/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style-name="ce14"/>
          <table:table-cell/>
          <table:table-cell table:style-name="ce16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Groupes / musiques jouées à Woodstock</text:p>
          </table:table-cell>
          <table:table-cell table:style-name="ce4"/>
          <table:table-cell/>
          <table:table-cell table:style-name="ce9"/>
          <table:table-cell table:style-name="ce12" table:number-columns-repeated="7"/>
          <table:table-cell table:style-name="ce17"/>
          <table:table-cell table:number-columns-repeated="1007"/>
        </table:table-row>
        <table:table-row table:style-name="ro4">
          <table:table-cell table:number-columns-repeated="8"/>
          <table:table-cell table:style-name="ce10" table:formula="of:=SUM([.I4:.I34])" office:value-type="float" office:value="5.2">
            <text:p>5,2</text:p>
          </table:table-cell>
          <table:table-cell table:style-name="ce13" table:formula="of:=SUM([.J4:.J34])" office:value-type="float" office:value="0">
            <text:p>0</text:p>
          </table:table-cell>
          <table:table-cell table:style-name="ce13" table:formula="of:=SUM([.K4:.K34])" office:value-type="float" office:value="11.05">
            <text:p>11,05</text:p>
          </table:table-cell>
          <table:table-cell table:style-name="ce13" table:formula="of:=SUM([.L4:.L34])" office:value-type="float" office:value="3.85">
            <text:p>3,85</text:p>
          </table:table-cell>
          <table:table-cell table:style-name="ce13" table:formula="of:=SUM([.M4:.M34])" office:value-type="float" office:value="1.75">
            <text:p>1,75</text:p>
          </table:table-cell>
          <table:table-cell table:style-name="ce13" table:formula="of:=SUM([.N4:.N34])" office:value-type="float" office:value="0">
            <text:p>0</text:p>
          </table:table-cell>
          <table:table-cell table:style-name="ce13" table:formula="of:=SUM([.O4:.O34])" office:value-type="float" office:value="4.7">
            <text:p>4,7</text:p>
          </table:table-cell>
          <table:table-cell table:style-name="ce13" table:formula="of:=SUM([.P4:.P34])" office:value-type="float" office:value="5.35">
            <text:p>5,35</text:p>
          </table:table-cell>
          <table:table-cell table:style-name="ce18" table:formula="of:=SUM([.Q4:.Q34])" office:value-type="float" office:value="6.6">
            <text:p>6,6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formula="of:=IF(ISBLANK([.I3]);&quot;&quot;;[.I3])" office:value-type="string" office:string-value="Ben">
            <text:p>Ben</text:p>
          </table:table-cell>
          <table:table-cell table:formula="of:=IF(ISBLANK([.J3]);&quot;&quot;;[.J3])" office:value-type="string" office:string-value="Jean-Éric">
            <text:p>Jean-Éric</text:p>
          </table:table-cell>
          <table:table-cell table:formula="of:=IF(ISBLANK([.K3]);&quot;&quot;;[.K3])" office:value-type="string" office:string-value="Martin">
            <text:p>Martin</text:p>
          </table:table-cell>
          <table:table-cell table:formula="of:=IF(ISBLANK([.L3]);&quot;&quot;;[.L3])" office:value-type="string" office:string-value="Noémie">
            <text:p>Noémie</text:p>
          </table:table-cell>
          <table:table-cell table:formula="of:=IF(ISBLANK([.M3]);&quot;&quot;;[.M3])" office:value-type="string" office:string-value="Aurélie">
            <text:p>Aurélie</text:p>
          </table:table-cell>
          <table:table-cell table:formula="of:=IF(ISBLANK([.N3]);&quot;&quot;;[.N3])" office:value-type="string" office:string-value="Antoine">
            <text:p>Antoine</text:p>
          </table:table-cell>
          <table:table-cell table:formula="of:=IF(ISBLANK([.O3]);&quot;&quot;;[.O3])" office:value-type="string" office:string-value="Émilie">
            <text:p>Émilie</text:p>
          </table:table-cell>
          <table:table-cell table:formula="of:=IF(ISBLANK([.P3]);&quot;&quot;;[.P3])" office:value-type="string" office:string-value="Flo">
            <text:p>Flo</text:p>
          </table:table-cell>
          <table:table-cell table:formula="of:=IF(ISBLANK([.Q3]);&quot;&quot;;[.Q3])" office:value-type="string" office:string-value="Chris">
            <text:p>Chris</text:p>
          </table:table-cell>
          <table:table-cell table:number-columns-repeated="1007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3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M7S</meta:editing-duration>
    <meta:editing-cycles>59</meta:editing-cycles>
    <meta:generator>OpenOffice/4.1.5$Win32 OpenOffice.org_project/415m1$Build-9789</meta:generator>
    <dc:date>2018-11-29T03:10:33.23</dc:date>
    <meta:document-statistic meta:table-count="3" meta:cell-count="233" meta:object-count="0"/>
    <meta:user-defined meta:name="Info 1"/>
    <meta:user-defined meta:name="Info 2"/>
    <meta:user-defined meta:name="Info 3"/>
    <meta:user-defined meta:name="Info 4"/>
  </office:meta>
</office:document-meta>
</file>